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4.17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4.556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3.21cm"/>
    </style:style>
    <style:style style:name="co13" style:family="table-column">
      <style:table-column-properties fo:break-before="auto" style:column-width="6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</table:table-row>
      </table:table>
      <table:table table:name="BIOLOG EcoPlate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carbon_source</text:p>
          </table:table-cell>
          <table:table-cell table:style-name="ce3" office:value-type="string" calcext:value-type="string">
            <text:p>bigg_id</text:p>
          </table:table-cell>
          <table:table-cell table:style-name="ce3" office:value-type="string" calcext:value-type="string">
            <text:p>bigg_maybe</text:p>
          </table:table-cell>
          <table:table-cell table:style-name="ce3" office:value-type="string" calcext:value-type="string">
            <text:p>in model</text:p>
          </table:table-cell>
          <table:table-cell table:style-name="ce3" office:value-type="string" calcext:value-type="string">
            <text:p>reaction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4" office:value-type="string" calcext:value-type="string">
            <text:p>Glycyl-L-glutamic acid</text:p>
          </table:table-cell>
          <table:table-cell table:number-columns-repeated="5"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7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2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7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4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7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Gamma-amino butyric acid</text:p>
          </table:table-cell>
          <table:table-cell table:style-name="ce1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2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 office:value-type="string" calcext:value-type="string">
            <text:p>manganese </text:p>
          </table:table-cell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lybdate</text:p>
          </table:table-cell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2</text:p>
          </table:table-cell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 office:value-type="string" calcext:value-type="string">
            <text:p>copper </text:p>
          </table:table-cell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 office:value-type="string" calcext:value-type="string">
            <text:p>cobalt </text:p>
          </table:table-cell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4">
          <table:table-cell table:style-name="ce1" office:value-type="string" calcext:value-type="string">
            <text:p>Acetoacetic acid</text:p>
          </table:table-cell>
          <table:table-cell table:style-name="ce1" office:value-type="string" calcext:value-type="string">
            <text:p>2obut</text:p>
          </table:table-cell>
          <table:table-cell table:style-name="ce1"/>
          <table:table-cell table:style-name="ce2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table:style-name="ce5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ipic acid </text:p>
          </table:table-cell>
          <table:table-cell table:number-columns-repeated="2"/>
          <table:table-cell office:value-type="string" calcext:value-type="string">
            <text:p>no good match, only oxo-versions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lmitoleic acid 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leic acid 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e Sachen die fehlen sind laut chatgpt auch weitestgehend ok, dass die fehle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2T16:38:49.328402238</dc:date>
    <meta:editing-duration>PT22H18M3S</meta:editing-duration>
    <meta:editing-cycles>12</meta:editing-cycles>
    <meta:document-statistic meta:table-count="4" meta:cell-count="335" meta:object-count="0"/>
  </office:meta>
</office:document-meta>
</file>